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18.png" xlink:type="simple" xlink:show="embed" xlink:actuate="onLoad"/></draw:frame></text:p>
          </table:table-cell>
          <table:table-cell table:style-name="Table1.B1" office:value-type="string">
            <text:h text:style-name="P6" text:outline-level="1">Ключ ручной управляемы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1cm" svg:height="1.15cm" draw:z-index="1"><draw:image xlink:href="../images/0118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формирует на выходе логический сигнал, равный 0 или равный входному сигналу, в зависимости от своего «состояния»:</text:p>
            <text:p text:style-name="P8"><draw:frame draw:style-name="fr3" draw:name="Object3" text:anchor-type="as-char" svg:width="8.087cm" svg:height="1.26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Состояние ключа управляется (изменяется) однократным нажатием левой кнопкой мыши по блоку в процессе расчета.</text:p>
            <text:p text:style-name="P5">Если схема находится в режиме «Индикация», то при наведении на блок курсора мыши блок обрамляется синей рамкой, которая указывает на «интерактивность» блок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нопка</dc:title>
    <dc:date>2015-10-26T11:47:10.84</dc:date>
    <meta:generator>OpenOffice/4.1.1$Win32 OpenOffice.org_project/411m6$Build-9775</meta:generator>
    <meta:editing-duration>PT1H31M40S</meta:editing-duration>
    <meta:editing-cycles>41</meta:editing-cycles>
    <meta:document-statistic meta:table-count="1" meta:image-count="2" meta:object-count="1" meta:page-count="1" meta:paragraph-count="9" meta:word-count="60" meta:character-count="42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Состояние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~ если ~ Состояние(t) = 0; #
alignl x(t), ~ если ~ Состояние(t) = 1;}  right none</annotation>
  </semantics>
</math>
</file>